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563in" fo:margin-left="-0.4542in" table:align="left"/>
    </style:style>
    <style:style style:name="Table1.A" style:family="table-column">
      <style:table-column-properties style:column-width="1.5729in"/>
    </style:style>
    <style:style style:name="Table1.B" style:family="table-column">
      <style:table-column-properties style:column-width="1.1146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2.4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e462" officeooo:paragraph-rsid="0005e462"/>
    </style:style>
    <style:style style:name="P2" style:family="paragraph" style:parent-style-name="Table_20_Contents">
      <style:text-properties officeooo:rsid="0007866c" officeooo:paragraph-rsid="0007866c"/>
    </style:style>
    <style:style style:name="P3" style:family="paragraph" style:parent-style-name="Table_20_Contents">
      <style:text-properties officeooo:rsid="0008ec9f" officeooo:paragraph-rsid="0008ec9f"/>
    </style:style>
    <style:style style:name="T1" style:family="text">
      <style:text-properties officeooo:rsid="0008ec9f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Trans \ Thread-ID</text:p>
          </table:table-cell>
          <table:table-cell table:style-name="Table1.A1" office:value-type="string">
            <text:p text:style-name="P1">main</text:p>
          </table:table-cell>
          <table:table-cell table:style-name="Table1.A1" office:value-type="string">
            <text:p text:style-name="P2">Thread-1</text:p>
          </table:table-cell>
          <table:table-cell table:style-name="Table1.D1" office:value-type="string">
            <text:p text:style-name="P2">Thread-2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Creates a new queue</text:p>
            <text:p text:style-name="P3">Creates forst worker and starts i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 - 2</text:p>
          </table:table-cell>
          <table:table-cell table:style-name="Table1.A2" office:value-type="string">
            <text:p text:style-name="P3">Create 2<text:span text:style-name="T2">nd</text:span> worker and starts i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>End for loop. Terminate mai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Try to obtain lock put <text:span text:style-name="T1">(try to add data)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Obtain lock put <text:span text:style-name="T1">(add data)</text:span></text:p>
            <text:p text:style-name="P3">NotifyAll</text:p>
            <text:p text:style-name="P2">Try to obtain lock remove <text:span text:style-name="T1">(try to remove data)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Obtain lock remove <text:span text:style-name="T1">(remove data)</text:span></text:p>
            <text:p text:style-name="P2">wait</text:p>
          </table:table-cell>
          <table:table-cell table:style-name="Table1.D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>Try and obtain lock put <text:span text:style-name="T1">(try to add data)</text:span></text:p>
            <text:p text:style-name="P2">wai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7:04.780740423</meta:creation-date>
    <dc:date>2018-05-07T15:43:05.626480652</dc:date>
    <meta:editing-duration>PT5M40S</meta:editing-duration>
    <meta:editing-cycles>1</meta:editing-cycles>
    <meta:document-statistic meta:table-count="1" meta:image-count="0" meta:object-count="0" meta:page-count="1" meta:paragraph-count="23" meta:word-count="76" meta:character-count="362" meta:non-whitespace-character-count="309"/>
    <meta:generator>LibreOffice/5.1.6.2$Linux_X86_64 LibreOffice_project/10m0$Build-2</meta:generator>
  </office:meta>
</office:document-meta>
</file>